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ext-properties fo:color="#000000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Sign which as the least distance to the input sig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stance</text:p>
          </table:table-cell>
          <table:table-cell office:value-type="string" calcext:value-type="string">
            <text:p>Euclidian distance between the land mark as a vector and the reference land mark as a vecto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nd mark points</text:p>
          </table:table-cell>
          <table:table-cell office:value-type="string" calcext:value-type="string">
            <text:p>Everything except origin and finger bases</text:p>
          </table:table-cell>
          <table:table-cell/>
          <table:table-cell office:value-type="string" calcext:value-type="string">
            <text:p>yt1s.com - SLSL1Sinhala Manual Alphabet_360p.mp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ference land mark</text:p>
          </table:table-cell>
          <table:table-cell office:value-type="string" calcext:value-type="string">
            <text:p>Means from training video</text:p>
          </table:table-cell>
          <table:table-cell/>
          <table:table-cell office:value-type="string" calcext:value-type="string">
            <text:p>SLSL - Sinhala Sign Alphabet - Sri Lankan Sign Language - Chaminda Hewapathirana.mp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ope</text:p>
          </table:table-cell>
          <table:table-cell office:value-type="string" calcext:value-type="string">
            <text:p>Static sign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Wrong results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True sig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Reason</text:p>
          </table:table-cell>
          <table:table-cell table:number-columns-repeated="2"/>
          <table:table-cell office:value-type="string" calcext:value-type="string">
            <text:p>Way to fi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sign for I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mb size differenc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eference is deviated from current sign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Reference is marked as dynamic which is not true</text:p>
          </table:table-cell>
          <table:table-cell table:number-columns-repeated="2"/>
          <table:table-cell office:value-type="string" calcext:value-type="string">
            <text:p>Mark reference as static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ersonal variatio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wrong estimation of input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Close to wrong sign for N (o)</text:p>
          </table:table-cell>
          <table:table-cell table:number-columns-repeated="2"/>
          <table:table-cell office:value-type="string" calcext:value-type="string">
            <text:p>Regenerate reference for N (o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Wrong estimation of input, wrong reference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Reference is marked as dynamic which is not true</text:p>
          </table:table-cell>
          <table:table-cell table:number-columns-repeated="2"/>
          <table:table-cell office:value-type="string" calcext:value-type="string">
            <text:p>Mark reference as static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rong reference, limb size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Wrong reference</text:p>
          </table:table-cell>
          <table:table-cell table:number-columns-repeated="2"/>
          <table:table-cell office:value-type="string" calcext:value-type="string">
            <text:p>Regenerate reference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After reference correction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sually close to correct reference, but distance is more close to N(o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s, n</text:p>
          </table:table-cell>
          <table:table-cell office:value-type="string" calcext:value-type="string">
            <text:p>clo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t, e, ch</text:p>
          </table:table-cell>
          <table:table-cell office:value-type="string" calcext:value-type="string">
            <text:p>Visually close to t and 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Different only by thumb, closeness to other fingers dominat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ifferent only by thumb, closeness to other fingers dominates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Personal variation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h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wrong estimation of input, limb siz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isually close. Reference for h could improv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r,h</text:p>
          </table:table-cell>
          <table:table-cell office:value-type="string" calcext:value-type="string">
            <text:p>Sam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ot so good estimation, visually clos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lose, not so good estimation for m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Coarse angle of each joint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table:style-name="ce2" office:value-type="string" calcext:value-type="string">
            <text:p>comparing distance between each 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/00/0000</text:date>, <text:time style:data-style-name="N2" text:time-value="22:50:30.604476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9:53:15.967089717</meta:creation-date>
    <dc:date>2021-10-31T00:33:09.628713711</dc:date>
    <meta:editing-duration>PT1H46M17S</meta:editing-duration>
    <meta:editing-cycles>6</meta:editing-cycles>
    <meta:generator>LibreOffice/7.1.6.2.0$Linux_X86_64 LibreOffice_project/10$Build-2</meta:generator>
    <meta:document-statistic meta:table-count="3" meta:cell-count="93" meta:object-count="0"/>
  </office:meta>
</office:document-meta>
</file>